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automatic-styles>
    <style:style style:name="P1" style:family="paragraph" style:parent-style-name="Standard">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text-properties officeooo:paragraph-rsid="00442603"/>
    </style:style>
    <style:style style:name="P4" style:family="paragraph" style:parent-style-name="Standard">
      <style:text-properties fo:font-style="normal" style:text-underline-style="none" fo:font-weight="normal" officeooo:paragraph-rsid="00442603"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paragraph-rsid="008e6c58"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paragraph-rsid="009493d3"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paragraph-rsid="0095bbfe"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paragraph-rsid="006d6f85"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435cfe" style:font-style-asian="normal" style:font-weight-asian="normal" style:font-style-complex="normal" style:font-weight-complex="normal"/>
    </style:style>
    <style:style style:name="T3" style:family="text">
      <style:text-properties fo:font-style="normal" style:text-underline-style="none" fo:font-weight="normal" officeooo:rsid="00442603" style:font-style-asian="normal" style:font-weight-asian="normal" style:font-style-complex="normal" style:font-weight-complex="normal"/>
    </style:style>
    <style:style style:name="T4" style:family="text">
      <style:text-properties fo:font-style="normal" style:text-underline-style="none" fo:font-weight="normal" officeooo:rsid="0045f0a8" style:font-style-asian="normal" style:font-weight-asian="normal" style:font-style-complex="normal" style:font-weight-complex="normal"/>
    </style:style>
    <style:style style:name="T5" style:family="text">
      <style:text-properties fo:font-style="normal" style:text-underline-style="none" fo:font-weight="normal" officeooo:rsid="00487fe1" style:font-style-asian="normal" style:font-weight-asian="normal" style:font-style-complex="normal" style:font-weight-complex="normal"/>
    </style:style>
    <style:style style:name="T6" style:family="text">
      <style:text-properties fo:font-style="normal" style:text-underline-style="none" fo:font-weight="normal" officeooo:rsid="00490a0b" style:font-style-asian="normal" style:font-weight-asian="normal" style:font-style-complex="normal" style:font-weight-complex="normal"/>
    </style:style>
    <style:style style:name="T7" style:family="text">
      <style:text-properties fo:font-style="normal" style:text-underline-style="none" fo:font-weight="normal" officeooo:rsid="00495019" style:font-style-asian="normal" style:font-weight-asian="normal" style:font-style-complex="normal" style:font-weight-complex="normal"/>
    </style:style>
    <style:style style:name="T8" style:family="text">
      <style:text-properties fo:font-style="normal" style:text-underline-style="none" fo:font-weight="normal" officeooo:rsid="004b7eae" style:font-style-asian="normal" style:font-weight-asian="normal" style:font-style-complex="normal" style:font-weight-complex="normal"/>
    </style:style>
    <style:style style:name="T9" style:family="text">
      <style:text-properties fo:font-style="normal" style:text-underline-style="none" fo:font-weight="normal" officeooo:rsid="004be315" style:font-style-asian="normal" style:font-weight-asian="normal" style:font-style-complex="normal" style:font-weight-complex="normal"/>
    </style:style>
    <style:style style:name="T10" style:family="text">
      <style:text-properties fo:font-style="normal" style:text-underline-style="none" fo:font-weight="normal" officeooo:rsid="004dcb60" style:font-style-asian="normal" style:font-weight-asian="normal" style:font-style-complex="normal" style:font-weight-complex="normal"/>
    </style:style>
    <style:style style:name="T11" style:family="text">
      <style:text-properties fo:font-style="normal" style:text-underline-style="none" fo:font-weight="normal" officeooo:rsid="004e5565" style:font-style-asian="normal" style:font-weight-asian="normal" style:font-style-complex="normal" style:font-weight-complex="normal"/>
    </style:style>
    <style:style style:name="T12" style:family="text">
      <style:text-properties fo:font-style="normal" style:text-underline-style="none" fo:font-weight="normal" officeooo:rsid="004f5af2" style:font-style-asian="normal" style:font-weight-asian="normal" style:font-style-complex="normal" style:font-weight-complex="normal"/>
    </style:style>
    <style:style style:name="T13" style:family="text">
      <style:text-properties fo:font-style="normal" style:text-underline-style="none" fo:font-weight="normal" officeooo:rsid="004fced3" style:font-style-asian="normal" style:font-weight-asian="normal" style:font-style-complex="normal" style:font-weight-complex="normal"/>
    </style:style>
    <style:style style:name="T14" style:family="text">
      <style:text-properties officeooo:rsid="008c3180"/>
    </style:style>
    <style:style style:name="T15" style:family="text">
      <style:text-properties officeooo:rsid="008cb2ae"/>
    </style:style>
    <style:style style:name="T16" style:family="text">
      <style:text-properties officeooo:rsid="008cc904"/>
    </style:style>
    <style:style style:name="T17" style:family="text">
      <style:text-properties officeooo:rsid="008d903d"/>
    </style:style>
    <style:style style:name="T18" style:family="text">
      <style:text-properties officeooo:rsid="009493d3"/>
    </style:style>
    <style:style style:name="T19" style:family="text">
      <style:text-properties officeooo:rsid="00918c7a"/>
    </style:style>
    <style:style style:name="T20" style:family="text">
      <style:text-properties officeooo:rsid="008e6c58"/>
    </style:style>
    <style:style style:name="T21" style:family="text">
      <style:text-properties officeooo:rsid="0092af60"/>
    </style:style>
    <style:style style:name="T22" style:family="text">
      <style:text-properties officeooo:rsid="008ee30a"/>
    </style:style>
    <style:style style:name="T23" style:family="text">
      <style:text-properties officeooo:rsid="0090c57f"/>
    </style:style>
    <style:style style:name="T24" style:family="text">
      <style:text-properties officeooo:rsid="0093ca3a"/>
    </style:style>
    <style:style style:name="T25" style:family="text">
      <style:text-properties officeooo:rsid="00956a8c"/>
    </style:style>
    <style:style style:name="T26" style:family="text">
      <style:text-properties officeooo:rsid="0051ac21"/>
    </style:style>
    <style:style style:name="T27" style:family="text">
      <style:text-properties officeooo:rsid="005323b9"/>
    </style:style>
    <style:style style:name="T28" style:family="text">
      <style:text-properties officeooo:rsid="0055756e"/>
    </style:style>
    <style:style style:name="T29" style:family="text">
      <style:text-properties officeooo:rsid="0095f450"/>
    </style:style>
    <style:style style:name="T30" style:family="text">
      <style:text-properties officeooo:rsid="0057472d"/>
    </style:style>
    <style:style style:name="T31" style:family="text">
      <style:text-properties officeooo:rsid="005879f5"/>
    </style:style>
    <style:style style:name="T32" style:family="text">
      <style:text-properties officeooo:rsid="005a1340"/>
    </style:style>
    <style:style style:name="T33" style:family="text">
      <style:text-properties officeooo:rsid="005d95e3"/>
    </style:style>
    <style:style style:name="T34" style:family="text">
      <style:text-properties officeooo:rsid="005dc0fe"/>
    </style:style>
    <style:style style:name="T35" style:family="text">
      <style:text-properties officeooo:rsid="005ed786"/>
    </style:style>
    <style:style style:name="T36" style:family="text">
      <style:text-properties officeooo:rsid="00683542"/>
    </style:style>
    <style:style style:name="T37" style:family="text">
      <style:text-properties officeooo:rsid="005f1702"/>
    </style:style>
    <style:style style:name="T38" style:family="text">
      <style:text-properties officeooo:rsid="00605384"/>
    </style:style>
    <style:style style:name="T39" style:family="text">
      <style:text-properties officeooo:rsid="0061fbc5"/>
    </style:style>
    <style:style style:name="T40" style:family="text">
      <style:text-properties officeooo:rsid="006359c2"/>
    </style:style>
    <style:style style:name="T41" style:family="text">
      <style:text-properties officeooo:rsid="0069493c"/>
    </style:style>
    <style:style style:name="T42" style:family="text">
      <style:text-properties officeooo:rsid="0069d16f"/>
    </style:style>
    <style:style style:name="T43" style:family="text">
      <style:text-properties officeooo:rsid="006a70d6"/>
    </style:style>
    <style:style style:name="T44" style:family="text">
      <style:text-properties officeooo:rsid="006b2b9f"/>
    </style:style>
    <style:style style:name="T45" style:family="text">
      <style:text-properties officeooo:rsid="006a4c8e"/>
    </style:style>
    <style:style style:name="T46" style:family="text">
      <style:text-properties officeooo:rsid="006a496c"/>
    </style:style>
    <style:style style:name="T47" style:family="text">
      <style:text-properties officeooo:rsid="006d6f85"/>
    </style:style>
    <style:style style:name="T48" style:family="text">
      <style:text-properties officeooo:rsid="006dfabb"/>
    </style:style>
    <style:style style:name="T49" style:family="text">
      <style:text-properties officeooo:rsid="006f27fd"/>
    </style:style>
    <style:style style:name="T50" style:family="text">
      <style:text-properties officeooo:rsid="006f8228"/>
    </style:style>
    <style:style style:name="T51" style:family="text">
      <style:text-properties officeooo:rsid="00710e77"/>
    </style:style>
    <style:style style:name="T52" style:family="text">
      <style:text-properties officeooo:rsid="0071aec3"/>
    </style:style>
    <style:style style:name="T53" style:family="text">
      <style:text-properties officeooo:rsid="0072ea32"/>
    </style:style>
    <style:style style:name="T54" style:family="text">
      <style:text-properties officeooo:rsid="0073e86e"/>
    </style:style>
    <style:style style:name="T55" style:family="text">
      <style:text-properties officeooo:rsid="0074b86d"/>
    </style:style>
    <style:style style:name="T56" style:family="text">
      <style:text-properties officeooo:rsid="00762e5f"/>
    </style:style>
    <style:style style:name="T57" style:family="text">
      <style:text-properties officeooo:rsid="0077246f"/>
    </style:style>
    <style:style style:name="T58" style:family="text">
      <style:text-properties officeooo:rsid="007bc226"/>
    </style:style>
    <style:style style:name="T59" style:family="text">
      <style:text-properties officeooo:rsid="007c134e"/>
    </style:style>
    <style:style style:name="T60" style:family="text">
      <style:text-properties officeooo:rsid="007db79d"/>
    </style:style>
    <style:style style:name="T61" style:family="text">
      <style:text-properties officeooo:rsid="007dedfe"/>
    </style:style>
    <style:style style:name="T62" style:family="text">
      <style:text-properties officeooo:rsid="007e0693"/>
    </style:style>
    <style:style style:name="T63" style:family="text">
      <style:text-properties officeooo:rsid="0078822e"/>
    </style:style>
    <style:style style:name="T64" style:family="text">
      <style:text-properties officeooo:rsid="007a6265"/>
    </style:style>
    <style:style style:name="T65" style:family="text">
      <style:text-properties officeooo:rsid="007b3af7"/>
    </style:style>
    <style:style style:name="T66" style:family="text">
      <style:text-properties officeooo:rsid="007e3b40"/>
    </style:style>
    <style:style style:name="T67" style:family="text">
      <style:text-properties officeooo:rsid="00801f47"/>
    </style:style>
    <style:style style:name="T68" style:family="text">
      <style:text-properties officeooo:rsid="0080bd18"/>
    </style:style>
    <style:style style:name="T69" style:family="text">
      <style:text-properties officeooo:rsid="0083a966"/>
    </style:style>
    <style:style style:name="T70" style:family="text">
      <style:text-properties officeooo:rsid="008516ec"/>
    </style:style>
    <style:style style:name="T71" style:family="text">
      <style:text-properties officeooo:rsid="0086dc07"/>
    </style:style>
    <style:style style:name="T72" style:family="text">
      <style:text-properties officeooo:rsid="008868f0"/>
    </style:style>
    <style:style style:name="T73" style:family="text">
      <style:text-properties officeooo:rsid="00898a4d"/>
    </style:style>
    <style:style style:name="T74" style:family="text">
      <style:text-properties officeooo:rsid="008a17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5 Assignment</text:p>
      <text:p text:style-name="P1">February 24, 2025</text:p>
      <text:p text:style-name="P1"/>
      <text:list text:style-name="L1">
        <text:list-item>
          <text:p text:style-name="P2">There are tradeoffs against anonymity and identifiability, discuss what some of those are?</text:p>
        </text:list-item>
      </text:list>
      <text:p text:style-name="P1"/>
      <text:p text:style-name="P3"><text:span text:style-name="T1"><text:tab/>Being able to find your own information on websites like Spokeo is disconcerting. With so many websites and services, you can play whack a mole trying to find and remove your personal information. Removing your information and trying to remain anonymous could help prevent harassment online and in the real world. However there are some benefits to making people accountable online by identifying them. For example, totally anonymous activity can make people feel secure behind a mask and attempt to harm others. </text:span><text:span text:style-name="T1">There are </text:span><text:span text:style-name="T2">clear</text:span><text:span text:style-name="T1"> reasons to want privacy by being anonymous but also reasons against people being able to hide their identity. State actors, companies, and individuals are capable of tracking or finding personal information online which makes the tradeoffs multifaceted. </text:span></text:p>
      <text:p text:style-name="P4"/>
      <text:p text:style-name="P3"><text:span text:style-name="T1"><text:tab/>Anonymity provides some protection against surveillance and the ability for free expression online, including more serious topics like whistleblowing and journalism in areas that limit speech. It also allows for access to censored information, for example getting around China’s firewall with an anonymity tool like Tor. However this level of anonymity can also enable bad actors like hack</text:span><text:span text:style-name="T3">ers</text:span><text:span text:style-name="T1"> and spread</text:span><text:span text:style-name="T3">ers of</text:span><text:span text:style-name="T1"> misinformation </text:span><text:span text:style-name="T4">who</text:span><text:span text:style-name="T1"> hid</text:span><text:span text:style-name="T4">e </text:span><text:span text:style-name="T1">behind anonymity. Good anonymity makes it difficult for law enforcement </text:span><text:span text:style-name="T5">to conduct investigations</text:span><text:span text:style-name="T1"> and for cybersecurity and IT administration to prevent bad actors from accessing sites and infrastructure.</text:span><text:span text:style-name="Strong_20_Emphasis"><text:span text:style-name="T1"> Reasonable privacy and law enforcement efforts are both valid concerns and both need to be balanced for everyone’s safety on and offline.</text:span></text:span></text:p>
      <text:p text:style-name="P3"><text:span text:style-name="Strong_20_Emphasis"><text:span text:style-name="T1"/></text:span></text:p>
      <text:p text:style-name="P3"><text:span text:style-name="Strong_20_Emphasis"><text:span text:style-name="T1"><text:tab/></text:span></text:span><text:span text:style-name="Strong_20_Emphasis"><text:span text:style-name="T6">There are also financial interests in big data and the ability to keep track of user’s movements on the web </text:span></text:span><text:span text:style-name="Strong_20_Emphasis"><text:span text:style-name="T7">for selling advertisements. </text:span></text:span><text:span text:style-name="Strong_20_Emphasis"><text:span text:style-name="T8">With so many companies’ revenues </text:span></text:span><text:span text:style-name="Strong_20_Emphasis"><text:span text:style-name="T9">depending on the collection of specific users’ data, it is unlikely that </text:span></text:span><text:span text:style-name="Strong_20_Emphasis"><text:span text:style-name="T10">large tech companies would allow </text:span></text:span><text:span text:style-name="Strong_20_Emphasis"><text:span text:style-name="T11">their collection of data to be hampered by anonymization efforts </text:span></text:span><text:span text:style-name="Strong_20_Emphasis"><text:span text:style-name="T12">more than they have to. </text:span></text:span><text:span text:style-name="Strong_20_Emphasis"><text:span text:style-name="T13">Large scale data collection also has benefits of analyzing patterns from </text:span></text:span></text:p>
      <text:p text:style-name="Standard"><text:span text:style-name="Strong_20_Emphasis"><text:span text:style-name="T1"/></text:span></text:p>
      <text:list text:continue-numbering="true" text:style-name="L1">
        <text:list-item>
          <text:p text:style-name="P2">Do you believe that anonymity can be achieved technically, or is there a legislative/political component to anonymity?</text:p>
          <text:p text:style-name="P2"/>
        </text:list-item>
      </text:list>
      <text:p text:style-name="P5"><text:tab/><text:span text:style-name="T14">Anonymity </text:span><text:span text:style-name="T15">is becoming increasingly complex outside of technical means with legal and government intervention in recent years. Legislative and political forces have been limiting the effectiveness of technologies and tools that enable anonymization. </text:span><text:span text:style-name="T16">Governments around the world want to break encryption, introduce backdoors, and create mandates for gathering and storing user data that impact the ability to remain anonymous online. </text:span></text:p>
      <text:p text:style-name="P5"/>
      <text:p text:style-name="P6"><text:tab/>There will probably continue to be tools that provide a layer of anonymization for online activity. But these tools could become harder to access or be less useful if there is increased focus around breaking anonymity like <text:span text:style-name="T17">requiring identification to access certain resources, or </text:span>the use of backdoors and stringent data collection. I would imagine means like PGP and bespoke end to end encrypted applications could still allow anonymous message passing, but it’s likely that with recent developments in some countries that legal pressure to use backdoors could compromise end to end encrypted apps and infrastructure. For example, recently in the UK Apple was compelled to install a backdoor into encrypted iCloud operations, and they instead removed end to end encryption in the UK <text:soft-page-break/>rather than build in a backdoor to their systems. <text:span text:style-name="T18">Even without direct backdoors or requiring identification</text:span><text:span text:style-name="T19">, m</text:span><text:span text:style-name="T20">ethods like browser fingerprinting, </text:span><text:span text:style-name="T21">embedded trackers,</text:span><text:span text:style-name="T20"> and more in depth traffic and behavior pattern analysis </text:span><text:span text:style-name="T22">could be used to break anonymity </text:span><text:span text:style-name="T23">despite use of privacy tools. </text:span><text:span text:style-name="T24">Especially with </text:span><text:span text:style-name="T25">the resources and volumes of </text:span><text:span text:style-name="T24">data collection that a government might have. </text:span></text:p>
      <text:p text:style-name="P5"/>
      <text:p text:style-name="P5"><text:tab/>I would anticipate that the fight against encryption will be ongoing, which has a role in protecting anonymity. There are also privacy laws like the GDPR that protect user privacy by limiting data collection, but measures like GDPR are insufficient to prevent requests by governments for a company to provide data in during an investigation.</text:p>
      <text:p text:style-name="P1"/>
      <text:list text:continue-numbering="true" text:style-name="L1">
        <text:list-item>
          <text:p text:style-name="P2">Should anonymity be required in all network interactions, or in specialized ones only?</text:p>
        </text:list-item>
      </text:list>
      <text:p text:style-name="P7"><text:tab/></text:p>
      <text:p text:style-name="P7"><text:span text:style-name="T26"><text:tab/>Anonymity would not benefit certain network interactions, so requiring it would either </text:span><text:span text:style-name="T27">not </text:span><text:span text:style-name="T28">be</text:span><text:span text:style-name="T27"> beneficial or in some cases </text:span><text:span text:style-name="T28">it may be </text:span><text:span text:style-name="T27">detrimental </text:span><text:span text:style-name="T29">or impractical</text:span><text:span text:style-name="T27">. There are lots of reasons to need to identify specific users like banking and social media that you want to present your real information or prevent someone from masquerading as you. </text:span><text:span text:style-name="T30">But anonymity is still necessary in some applications to protect users’ privacy and important cases like journalism.</text:span></text:p>
      <text:p text:style-name="P1"/>
      <text:list text:continue-numbering="true" text:style-name="L1">
        <text:list-item>
          <text:p text:style-name="P2">The Onion Router (ToR) is designed to provide anonymity rather than confidentiality. <text:s/>How does ToR establish anonymity for the user? <text:s/>(reference the last three attached readings)</text:p>
        </text:list-item>
      </text:list>
      <text:p text:style-name="P1"/>
      <text:p text:style-name="P1"><text:tab/><text:span text:style-name="T31">Tor uses multiple hops and an onion routing scheme to encrypt packets with a shell of the next hop’s key to prevent any node from having access to the content’s of the message until it reaches its destination. </text:span><text:span text:style-name="T32">This encryption method enables a Tor user to obfuscate their traffic through multiple hops and prevent the entry point or the exit point from knowing the destination and source of the packet, respectively. The path is changed regularly to prevent analysis of traffic patterns to determine the origin or path of particular packets or connections. This decentralized method makes users’ traffic anonymous and resistant to censorship and surveillance, provided that the user protects their private information while using it, such as not logging into a service which would identify them.</text:span></text:p>
      <text:p text:style-name="P1"/>
      <text:list text:continue-numbering="true" text:style-name="L1">
        <text:list-item>
          <text:p text:style-name="P2">From the readings, “The Challenges of Effectively Anonymizing Network Data”, Section 3.1 Anonymization Methods, talks about four techniques to achieve this; truncation, randomization, quantization, and pseudonymization. <text:s/>Pick three (3) of these, do some additional research and explain how the method works?</text:p>
        </text:list-item>
      </text:list>
      <text:p text:style-name="P1"><text:tab/></text:p>
      <text:p text:style-name="P8"><text:tab/><text:span text:style-name="T33">Truncation anonymizes data by </text:span><text:span text:style-name="T34">removing portions of identifying information like part of an IP address in order </text:span><text:span text:style-name="T35">t</text:span><text:span text:style-name="T34">o provide some information but not enough specificity to identify an individual. </text:span><text:span text:style-name="T35">Another example might be an approximate age range instead of including someone’s birthdate. Randomization introduces noise or replaces fields with randomized data in order to obscure individual identities. </text:span><text:span text:style-name="T36">For example,</text:span><text:span text:style-name="T37"> timestamps or GPS values can be offset by random intervals to prevent patterns revealing someone’s habits being discoverable </text:span><text:span text:style-name="T38">through data collection. </text:span><text:span text:style-name="T39">This could also cause data to be less accurate as a cost to more privacy, </text:span><text:span text:style-name="T40">such as randomized GPS data providing only approximate locations of limited value. </text:span><text:span text:style-name="T41">Pseudonymization can provide </text:span><text:span text:style-name="T42">anonymization by replacing </text:span><text:span text:style-name="T43">real</text:span><text:span text:style-name="T42"> identifiers with </text:span><text:span text:style-name="T44">made up</text:span><text:span text:style-name="T42"> </text:span><text:span text:style-name="T45">data or fake names</text:span><text:span text:style-name="T46">. F</text:span><text:span text:style-name="T35">or example, a random identifier can be used instead of someone’s identifying name or social security number in a dataset. <text:s/></text:span><text:span text:style-name="T41">Pseudonymization </text:span><text:span text:style-name="T47">is often not truly anonymous since it is possible to link pseudonyms with real information and use that to discover real identities. Some compliance methods like GDPR use p</text:span><text:span text:style-name="T41">seudonymization </text:span><text:span text:style-name="T48">to maintain the possibility of reidentification. </text:span></text:p>
      <text:p text:style-name="P1"/>
      <text:list text:continue-numbering="true" text:style-name="L1">
        <text:list-item>
          <text:p text:style-name="P2"><text:soft-page-break/>Is anonymity an achievable event or a futile pursuit due to advances in computing, increased attack surfaces/vectors, third party proxies, network port scanning, passive/active collection methods, and the use of digital data making anonymity difficult across platforms and applications?</text:p>
        </text:list-item>
      </text:list>
      <text:p text:style-name="P1"><text:tab/></text:p>
      <text:p text:style-name="P1"><text:tab/><text:span text:style-name="T49">Like most cat and mouse games, anonymity is made more difficult by advances in technologies, but also evolves along with them. </text:span><text:span text:style-name="T50">While </text:span><text:span text:style-name="T51">laws may make tools and methods illegal or hard to use, </text:span><text:span text:style-name="T52">and technologies like data collection and tracking may make </text:span><text:span text:style-name="T53">anonymity more difficult to achieve and main</text:span><text:span text:style-name="T54">tain, </text:span><text:span text:style-name="T55">it is still possible and worthwhile to achieve anonymity </text:span><text:span text:style-name="T56">now and </text:span><text:span text:style-name="T55">in the future. </text:span></text:p>
      <text:p text:style-name="P1"/>
      <text:list text:continue-numbering="true" text:style-name="L1">
        <text:list-item>
          <text:p text:style-name="P2">What are other technologies/methods for implementing anonymity on a network? <text:s/>(i.e., mix networks, batching strategies, high-latency, low-latency anonymity systems, etc.)</text:p>
        </text:list-item>
      </text:list>
      <text:p text:style-name="P7"><text:tab/></text:p>
      <text:p text:style-name="P7"><text:span text:style-name="T57"><text:tab/>There are multiple methods for implementing anonymity on a network that come down to technologies and strategies. Mix networks introduce delays and reorder transmissions </text:span><text:span text:style-name="T58">while sending traffic through multiple nodes in order</text:span><text:span text:style-name="T57"> to make it more difficult to perform timing analysis on traffic to detect patterns. Low latency systems </text:span><text:span text:style-name="T59">like Tor</text:span><text:span text:style-name="T57"> prioritize speed over anonymity </text:span><text:span text:style-name="T60">by sending traffic through multiple hops without </text:span><text:span text:style-name="T61">introducing long delays. </text:span><text:span text:style-name="T62">They </text:span><text:span text:style-name="T57">can </text:span><text:span text:style-name="T63">provide users with a reasonable amount of </text:span><text:span text:style-name="T64">anonymity for low stakes applications. </text:span><text:span text:style-name="T65">Higher latency systems </text:span><text:span text:style-name="T66">like mixnets </text:span><text:span text:style-name="T65">can provide more anonymization by sending traffic to longer routes which increases time delays for the user, but for more critical uses of anonymization the trade off can be worth the inconvenience. </text:span><text:span text:style-name="T67">For example in email based applications with a high latency system, messages can be exchanged with some delay while enhancing privacy and anonymization efforts </text:span><text:span text:style-name="T68">by bouncing the messages around</text:span><text:span text:style-name="T67">. <text:s/></text:span></text:p>
      <text:p text:style-name="P1"/>
      <text:list text:continue-numbering="true" text:style-name="L1">
        <text:list-item>
          <text:p text:style-name="P2">How does Zero Trust Architecture impact the ability to implement and maintain anonymity (reference the attached NSA Security Model pdf- found in this week's Readings)</text:p>
        </text:list-item>
      </text:list>
      <text:p text:style-name="P1"><text:tab/></text:p>
      <text:p text:style-name="P1"><text:tab/><text:span text:style-name="T69">With zero trust models, proof of identity is a strict requirement due to the inherent distrust of any entity involved in the system, making anonymity difficult to maintain. </text:span><text:span text:style-name="T70">There is also the principle of least privilege which prevents entities from </text:span><text:span text:style-name="T71">seeing </text:span><text:span text:style-name="T70">anything they are </text:span><text:span text:style-name="T71">not explicitly granted permission to access. </text:span><text:span text:style-name="T72">Trying to maintain anonymous while also trying to have access </text:span><text:span text:style-name="T73">to resources locked </text:span><text:span text:style-name="T72">based on identity </text:span><text:span text:style-name="T74">makes anonymity and least privileges a difficult overlap. </text:span><text:span text:style-name="T14">ZTA also relies heavily on logs and monitoring that would create trails when someone wanted to access or move through a system anonymously, which further hampers anonymization effort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4T17:17:18.424205000</meta:creation-date>
    <dc:date>2025-02-25T18:23:48.158082000</dc:date>
    <meta:editing-duration>PT4H22M35S</meta:editing-duration>
    <meta:editing-cycles>136</meta:editing-cycles>
    <meta:generator>LibreOffice/25.2.0.3$MacOSX_AARCH64 LibreOffice_project/e1cf4a87eb02d755bce1a01209907ea5ddc8f069</meta:generator>
    <meta:document-statistic meta:table-count="0" meta:image-count="0" meta:object-count="0" meta:page-count="3" meta:paragraph-count="29" meta:word-count="1505" meta:character-count="9912" meta:non-whitespace-character-count="8408"/>
  </office:meta>
</office:document-meta>
</file>